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Ubuntu Nerd Font" officeooo:rsid="0019f35b" officeooo:paragraph-rsid="0019f35b"/>
    </style:style>
    <style:style style:name="P2" style:family="paragraph" style:parent-style-name="Text_20_body">
      <style:paragraph-properties fo:text-align="end" style:justify-single-word="false"/>
      <style:text-properties officeooo:rsid="0019f35b" officeooo:paragraph-rsid="0019f35b"/>
    </style:style>
    <style:style style:name="P3" style:family="paragraph" style:parent-style-name="Text_20_body">
      <style:text-properties officeooo:paragraph-rsid="0017f700"/>
    </style:style>
    <style:style style:name="P4" style:family="paragraph" style:parent-style-name="Heading_20_1">
      <style:text-properties officeooo:paragraph-rsid="0017f700"/>
    </style:style>
    <style:style style:name="P5" style:family="paragraph" style:parent-style-name="Text_20_body" style:list-style-name="L1">
      <style:text-properties officeooo:paragraph-rsid="0017f700"/>
    </style:style>
    <style:style style:name="P6" style:family="paragraph" style:parent-style-name="Text_20_body" style:list-style-name="L1">
      <style:text-properties officeooo:rsid="002ab5e7" officeooo:paragraph-rsid="0017f700"/>
    </style:style>
    <style:style style:name="P7" style:family="paragraph" style:parent-style-name="Text_20_body">
      <style:text-properties officeooo:rsid="002ab5e7" officeooo:paragraph-rsid="0017f700"/>
    </style:style>
    <style:style style:name="P8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3e9e99" officeooo:paragraph-rsid="0017f700"/>
    </style:style>
    <style:style style:name="P9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46ef3f" officeooo:paragraph-rsid="0017f700"/>
    </style:style>
    <style:style style:name="P10" style:family="paragraph" style:parent-style-name="Text_20_body">
      <style:paragraph-properties fo:break-before="pag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&amp; Miscs</text:p>
      <text:p text:style-name="P2">AES - 202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1">Question Sets considered</text:h>
      <text:list text:style-name="L1">
        <text:list-item>
          <text:p text:style-name="P5">Session 20-21</text:p>
        </text:list-item>
        <text:list-item>
          <text:p text:style-name="P5">Session 19-20</text:p>
        </text:list-item>
        <text:list-item>
          <text:p text:style-name="P6">Session 18-19</text:p>
        </text:list-item>
      </text:list>
      <text:p text:style-name="P7"/>
      <text:p text:style-name="P8">By no means, this is any sorts of suggestions. Just a quick overview! <text:line-break/>Nothing more, nothing less :)</text:p>
      <text:p text:style-name="P9">And yah, can be inaccurate! Feel free to criticize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13T18:11:53.050308773</dc:date>
    <meta:editing-duration>PT1M19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2" meta:paragraph-count="8" meta:word-count="45" meta:character-count="246" meta:non-whitespace-character-count="211"/>
  </office:meta>
</office:document-meta>
</file>